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5">
      <style:paragraph-properties fo:line-height="150%"/>
      <style:text-properties style:font-name="Times New Roman" fo:font-size="15pt" fo:font-style="italic" style:text-underline-style="solid" style:text-underline-width="auto" style:text-underline-color="font-color" fo:font-weight="bold" officeooo:paragraph-rsid="0016d62b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Text_20_body">
      <style:paragraph-properties fo:line-height="150%"/>
      <style:text-properties style:font-name="Times New Roman" fo:font-size="15pt" fo:font-style="italic" style:text-underline-style="solid" style:text-underline-width="auto" style:text-underline-color="font-color" fo:font-weight="bold" officeooo:paragraph-rsid="0016d62b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Heading_20_5">
      <style:paragraph-properties fo:line-height="150%"/>
      <style:text-properties style:font-name="Times New Roman" fo:font-size="15pt" fo:font-style="italic" style:text-underline-style="solid" style:text-underline-width="auto" style:text-underline-color="font-color" fo:font-weight="bold" officeooo:rsid="001bebe7" officeooo:paragraph-rsid="001bebe7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Heading_20_5">
      <style:paragraph-properties fo:line-height="150%"/>
      <style:text-properties style:font-name="Times New Roman" fo:font-size="14pt" fo:font-style="normal" style:text-underline-style="none" fo:font-weight="bold" officeooo:rsid="000c2e73" officeooo:paragraph-rsid="001a354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Heading_20_5">
      <style:paragraph-properties fo:line-height="150%"/>
      <style:text-properties style:font-name="Times New Roman" fo:font-size="16pt" fo:font-style="normal" style:text-underline-style="none" fo:font-weight="bold" officeooo:rsid="000f2d44" officeooo:paragraph-rsid="001a354c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normal" officeooo:rsid="0016d62b" officeooo:paragraph-rsid="0016d62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normal" officeooo:rsid="0018447b" officeooo:paragraph-rsid="0018447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normal" officeooo:rsid="00197d19" officeooo:paragraph-rsid="00197d1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/>
      <style:text-properties style:font-name="Times New Roman" fo:font-size="12pt" fo:font-style="normal" style:text-underline-style="none" fo:font-weight="bold" officeooo:rsid="000f2d44" officeooo:paragraph-rsid="001bba1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bold" officeooo:rsid="00197d19" officeooo:paragraph-rsid="00197d19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bold" officeooo:rsid="0018447b" officeooo:paragraph-rsid="0018447b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bold" officeooo:rsid="0016d62b" officeooo:paragraph-rsid="0016d62b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Times New Roman" officeooo:rsid="000f01c4" officeooo:paragraph-rsid="001a354c"/>
    </style:style>
    <style:style style:name="P14" style:family="paragraph" style:parent-style-name="Text_20_body">
      <style:text-properties style:font-name="Times New Roman" fo:font-weight="normal" officeooo:rsid="00109e0e" officeooo:paragraph-rsid="001bba1e" style:font-weight-asian="normal" style:font-weight-complex="normal"/>
    </style:style>
    <style:style style:name="P15" style:family="paragraph" style:parent-style-name="Text_20_body">
      <style:text-properties style:font-name="Times New Roman" fo:font-weight="normal" officeooo:rsid="00120022" officeooo:paragraph-rsid="001bba1e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Times New Roman" fo:font-size="12pt" fo:font-style="normal" style:text-underline-style="none" fo:font-weight="normal" officeooo:rsid="000f2d44" officeooo:paragraph-rsid="00285ed4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8447b"/>
    </style:style>
    <style:style style:name="T2" style:family="text">
      <style:text-properties officeooo:rsid="00197d19"/>
    </style:style>
    <style:style style:name="T3" style:family="text">
      <style:text-properties officeooo:rsid="001a354c"/>
    </style:style>
    <style:style style:name="T4" style:family="text">
      <style:text-properties officeooo:rsid="00109e0e"/>
    </style:style>
    <style:style style:name="T5" style:family="text">
      <style:text-properties officeooo:rsid="000f2d44"/>
    </style:style>
    <style:style style:name="T6" style:family="text">
      <style:text-properties officeooo:rsid="0010e448"/>
    </style:style>
    <style:style style:name="T7" style:family="text">
      <style:text-properties officeooo:rsid="001bba1e"/>
    </style:style>
    <style:style style:name="T8" style:family="text">
      <style:text-properties officeooo:rsid="001bebe7"/>
    </style:style>
    <style:style style:name="T9" style:family="text">
      <style:text-properties officeooo:rsid="001dde73"/>
    </style:style>
    <style:style style:name="T10" style:family="text">
      <style:text-properties officeooo:rsid="00200faf"/>
    </style:style>
    <style:style style:name="T11" style:family="text">
      <style:text-properties officeooo:rsid="0020ee42"/>
    </style:style>
    <style:style style:name="T12" style:family="text">
      <style:text-properties officeooo:rsid="0022d743"/>
    </style:style>
    <style:style style:name="T13" style:family="text">
      <style:text-properties officeooo:rsid="00248f46"/>
    </style:style>
    <style:style style:name="T14" style:family="text">
      <style:text-properties officeooo:rsid="002592fb"/>
    </style:style>
    <style:style style:name="T15" style:family="text">
      <style:text-properties officeooo:rsid="00278a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>Studentnr 1008</text:h>
      <text:h text:style-name="P1" text:outline-level="5">Oppgave 1B - tekst - 15 poeng</text:h>
      <text:p text:style-name="P2"/>
      <text:p text:style-name="P6">Det er 8 tester <text:span text:style-name="T9">og</text:span> har navnet fra ’test 1’ til ’test 8’ De hevder(assert) for hver test, at vi har en liste/hånd med kort fra en kortstokk, vi sender disse kortene som parameter til funksjonen våres og setter summen den får fra funksjonen til variabelen points. Enhets-testen sjekker om variabelen points har samme verdi som vi forventer når den sier assert.equal(points, <text:span text:style-name="T1">tall</text:span>), om points er lik tallet vi forventet det skulle bli, så blir testen godkjent, <text:span text:style-name="T1">hvis den ikke får det samme </text:span><text:span text:style-name="T10">feiler den, og </text:span><text:span text:style-name="T1">gir </text:span><text:span text:style-name="T10">informa</text:span><text:span text:style-name="T11">sj</text:span><text:span text:style-name="T10">on</text:span><text:span text:style-name="T1"> på hva det kan være f.eks. Om den får 21 og du har sagt at det skal bli 20, eller kanskje den ikke får et tall NaN. I funksjonen har vi sagt at hvis det står Ess, Konge, Dame eller Knekt i rank så gir vi den integer verdier som følger blackjack regler.</text:span></text:p>
      <text:p text:style-name="P7">Funksjonen skiller ut suit og ser på rank sin verdi.</text:p>
      <text:p text:style-name="P12">Test 1: 'Hjerter 7', 'Spar 5', 'Ruter 3'</text:p>
      <text:p text:style-name="P7">7+5+3 <text:span text:style-name="T2">skal være lik</text:span> 15.</text:p>
      <text:p text:style-name="P11">test 2: 'Hjerter Dame', 'Spar 5', 'Ruter 3'</text:p>
      <text:p text:style-name="P7">Dame har verdien 10. Her står det 10+5+3 <text:span text:style-name="T2">skal være lik 18.</text:span></text:p>
      <text:p text:style-name="P10">Test 3: <text:s/>[]</text:p>
      <text:p text:style-name="P8">listen er tom så funksjonen returnerer 0.</text:p>
      <text:p text:style-name="P10">Test 4: null</text:p>
      <text:p text:style-name="P8">testen sender inn null og får tilbake at hvis cards er lik null så returnerer den points = null.</text:p>
      <text:p text:style-name="P10">Test 5: 'Ruter Ess'</text:p>
      <text:p text:style-name="P8">Ess har verdi 11 så lenge points ikke blir større enn 21. Her skal vi få tilbake at points = 11.</text:p>
      <text:p text:style-name="P10">Test 6: 'Hjerter Dame', 'Spar Knekt', 'Ruter Ess'</text:p>
      <text:p text:style-name="P8">Dame og konge har begge verdien 10. 10+10<text:span text:style-name="T12">+11</text:span>= <text:span text:style-name="T12">31</text:span>, <text:span text:style-name="T12">siden points er større enn 21 og du har ett ess så trekker den fra 10 for å gjøre ess til 1.</text:span> Så points = 21.</text:p>
      <text:p text:style-name="P10">Test 7: 'Ruter Ess', 'Spar Ess', 'Hjerter Ess', 'Ruter Ess'</text:p>
      <text:p text:style-name="P8">Ess = 11 sålenge points ikke blir over 21. Så her står det at 11+1+1+1. points = 14.</text:p>
      <text:p text:style-name="P8"/>
      <text:p text:style-name="P8"><text:soft-page-break/></text:p>
      <text:p text:style-name="P10">Test 8: 'Hjerter Ess', 'Ruter 8', 'Ruter Ess', 'Spar Ess', 'Kløver 5'</text:p>
      <text:p text:style-name="P8">11+<text:span text:style-name="T3">8+11 + 11 + 5 = 46, her trekker den fra 10 opp til hvor mange ess den har til den er under eller lik 21.</text:span></text:p>
      <text:h text:style-name="P4" text:outline-level="5">Oppgave 2B - tekst - 10 poeng</text:h>
      <text:p text:style-name="P13">Funksjonen rotate består av en <text:span text:style-name="T4">liste vi </text:span><text:span text:style-name="T13">har</text:span><text:span text:style-name="T4"> en </text:span>løkke <text:span text:style-name="T4">i, </text:span>med <text:span text:style-name="T4">4 variabler og 16</text:span> if-setninger for å tegne opp et 4x4 rutenett. Funksjonen skal tegne opp et nytt rutenett hver gang du trykker på rotate knappen med tetris formen rotert 90grader mer for hver gang.</text:p>
      <text:p text:style-name="P13">Endring jeg begynte med var å skrive om alle if-setningene til variablene i for løkka til løkker, som gjorde om 16 if-setninger til 4 for-løkker. </text:p>
      <text:p text:style-name="P13"/>
      <text:p text:style-name="P13">Neste endring var å se at colIndex og newRowIndex var det samme, så jeg bytta navnet på colIndex til newRowIndex og fjernet jeg den gamle newRowIndex løkka siden den <text:span text:style-name="T5">ikke var nødvendig.</text:span></text:p>
      <text:p text:style-name="P13"/>
      <text:p text:style-name="P16">For å lage newColIndex så kunne jeg fjerne løkken jeg hadde laget og heller sette den til newColIndex = 3 – rowIndex for å få det samme resultatet. Jeg valgte å beholde disse to variablene, istedenfor å bytte de ut da jeg syntes det ble lettere å <text:span text:style-name="T4">lese variabelen newIndex</text:span>. </text:p>
      <text:p text:style-name="P16"><text:span text:style-name="T15">Siste endring var å fjerne newRowIndex løkken også sette if-setningen den inneholdt i samme løkke som rowIndex.</text:span></text:p>
      <text:p text:style-name="P7"/>
      <text:h text:style-name="P5" text:outline-level="5">Oppgave 2C - tekst - 10 poeng</text:h>
      <text:p text:style-name="P14">Mvc <text:span text:style-name="T6">er et programvare designmønster der du deler opp programmet i tre deler, </text:span><text:span text:style-name="T8">model-view-controller</text:span><text:span text:style-name="T6">. I oppgaven våres skal vi jobbe med funksjonen rotate, som ligger i </text:span><text:span text:style-name="T7">k</text:span><text:span text:style-name="T6">ontroller delen. </text:span><text:span text:style-name="T7">k</text:span><text:span text:style-name="T6">ontroller delen er der arbeide skal skje, det er den som tar input fra brukeren og gjør forandringer utifra det, og så sende disse forandringene til model</text:span><text:span text:style-name="T8">len</text:span><text:span text:style-name="T6">, som lagrer disse forandringene hos seg </text:span><text:span text:style-name="T7">og gir</text:span><text:span text:style-name="T6"> </text:span><text:span text:style-name="T7">v</text:span><text:span text:style-name="T6">iew </text:span><text:span text:style-name="T7">de nye verdiene, </text:span><text:span text:style-name="T14">som</text:span><text:span text:style-name="T6"> viser dette til brukeren. </text:span></text:p>
      <text:p text:style-name="P15">I tetris oppgaven kan vi trykke på <text:span text:style-name="T7">knappen roter</text:span>, når vi trykker så reagerer <text:span text:style-name="T7">k</text:span>ontrolleren og <text:span text:style-name="T8">roterer tetris formen</text:span>, kontrolløren sender dette til model<text:span text:style-name="T7">len</text:span> som lagrer de<text:span text:style-name="T8">t</text:span>, som oppdatere view og brukeren ser forandringen i view. 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13:54:05.930000000</meta:creation-date>
    <dc:date>2023-09-21T10:09:30.010000000</dc:date>
    <meta:editing-duration>PT4H15M15S</meta:editing-duration>
    <meta:editing-cycles>11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29" meta:word-count="651" meta:character-count="3529" meta:non-whitespace-character-count="2901"/>
  </office:meta>
</office:document-meta>
</file>